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9c57" officeooo:paragraph-rsid="00209c57"/>
    </style:style>
    <style:style style:name="P2" style:family="paragraph" style:parent-style-name="Standard">
      <style:text-properties fo:font-weight="bold" officeooo:rsid="00209c57" officeooo:paragraph-rsid="00209c57" style:font-weight-asian="bold" style:font-weight-complex="bold"/>
    </style:style>
    <style:style style:name="P3" style:family="paragraph" style:parent-style-name="Standard">
      <style:text-properties fo:font-weight="bold" officeooo:rsid="0026512d" officeooo:paragraph-rsid="0026512d" style:font-weight-asian="bold" style:font-weight-complex="bold"/>
    </style:style>
    <style:style style:name="P4" style:family="paragraph" style:parent-style-name="Standard">
      <style:text-properties fo:font-weight="bold" officeooo:rsid="0026512d" officeooo:paragraph-rsid="00284ffc" style:font-weight-asian="bold" style:font-weight-complex="bold"/>
    </style:style>
    <style:style style:name="P5" style:family="paragraph" style:parent-style-name="Standard">
      <style:text-properties fo:font-weight="bold" officeooo:rsid="00284ffc" officeooo:paragraph-rsid="0029c347" style:font-weight-asian="bold" style:font-weight-complex="bold"/>
    </style:style>
    <style:style style:name="P6" style:family="paragraph" style:parent-style-name="Standard">
      <style:text-properties officeooo:rsid="0021a392" officeooo:paragraph-rsid="00234528"/>
    </style:style>
    <style:style style:name="P7" style:family="paragraph" style:parent-style-name="Standard">
      <style:text-properties officeooo:rsid="00234528" officeooo:paragraph-rsid="00234528"/>
    </style:style>
    <style:style style:name="P8" style:family="paragraph" style:parent-style-name="Standard">
      <style:text-properties officeooo:rsid="00234528" officeooo:paragraph-rsid="0029c347"/>
    </style:style>
    <style:style style:name="P9" style:family="paragraph" style:parent-style-name="Standard">
      <style:text-properties fo:font-weight="normal" officeooo:rsid="0021a392" officeooo:paragraph-rsid="00284ffc" style:font-weight-asian="normal" style:font-weight-complex="normal"/>
    </style:style>
    <style:style style:name="P10" style:family="paragraph" style:parent-style-name="Standard">
      <style:text-properties officeooo:paragraph-rsid="0029c347"/>
    </style:style>
    <style:style style:name="P11" style:family="paragraph" style:parent-style-name="Standard" style:list-style-name="L1">
      <style:text-properties officeooo:rsid="00209c57" officeooo:paragraph-rsid="00259b98"/>
    </style:style>
    <style:style style:name="P12" style:family="paragraph" style:parent-style-name="Standard" style:list-style-name="L1">
      <style:text-properties officeooo:rsid="00209c57" officeooo:paragraph-rsid="00209c57"/>
    </style:style>
    <style:style style:name="P13" style:family="paragraph" style:parent-style-name="Standard" style:list-style-name="L1">
      <style:text-properties officeooo:rsid="00234528" officeooo:paragraph-rsid="00259b98"/>
    </style:style>
    <style:style style:name="P14" style:family="paragraph" style:parent-style-name="Standard" style:list-style-name="L1">
      <style:text-properties officeooo:rsid="00234528" officeooo:paragraph-rsid="00234528"/>
    </style:style>
    <style:style style:name="P15" style:family="paragraph" style:parent-style-name="Standard" style:list-style-name="L1">
      <style:text-properties officeooo:rsid="0026d6b9" officeooo:paragraph-rsid="0026d6b9"/>
    </style:style>
    <style:style style:name="P16" style:family="paragraph" style:parent-style-name="Standard" style:list-style-name="L1">
      <style:text-properties officeooo:rsid="0021a392" officeooo:paragraph-rsid="00234528"/>
    </style:style>
    <style:style style:name="P17" style:family="paragraph" style:parent-style-name="Standard" style:list-style-name="L1">
      <style:text-properties officeooo:rsid="002509bb" officeooo:paragraph-rsid="002509bb"/>
    </style:style>
    <style:style style:name="P18" style:family="paragraph" style:parent-style-name="Standard" style:list-style-name="L1">
      <style:text-properties fo:font-weight="bold" officeooo:rsid="002509bb" officeooo:paragraph-rsid="0028e5fc" style:font-weight-asian="bold" style:font-weight-complex="bold"/>
    </style:style>
    <style:style style:name="P19" style:family="paragraph" style:parent-style-name="Standard" style:list-style-name="L1">
      <style:text-properties fo:font-weight="bold" officeooo:rsid="002509bb" officeooo:paragraph-rsid="002509bb" style:font-weight-asian="bold" style:font-weight-complex="bold"/>
    </style:style>
    <style:style style:name="P20" style:family="paragraph" style:parent-style-name="Standard" style:list-style-name="L2">
      <style:text-properties fo:font-weight="bold" officeooo:rsid="00477d77" officeooo:paragraph-rsid="00477d77" style:font-weight-asian="bold" style:font-weight-complex="bold"/>
    </style:style>
    <style:style style:name="P21" style:family="paragraph" style:parent-style-name="Standard" style:list-style-name="L2">
      <style:text-properties fo:font-weight="bold" officeooo:rsid="00477d77" officeooo:paragraph-rsid="004923f0" style:font-weight-asian="bold" style:font-weight-complex="bold"/>
    </style:style>
    <style:style style:name="P22" style:family="paragraph" style:parent-style-name="Standard" style:list-style-name="L2">
      <style:text-properties fo:font-weight="bold" officeooo:rsid="00477d77" officeooo:paragraph-rsid="004d6524" style:font-weight-asian="bold" style:font-weight-complex="bold"/>
    </style:style>
    <style:style style:name="P23" style:family="paragraph" style:parent-style-name="Standard" style:list-style-name="L2">
      <style:text-properties officeooo:paragraph-rsid="00315a62"/>
    </style:style>
    <style:style style:name="P24" style:family="paragraph" style:parent-style-name="Standard" style:list-style-name="L2">
      <style:text-properties officeooo:paragraph-rsid="00477d77"/>
    </style:style>
    <style:style style:name="P25" style:family="paragraph" style:parent-style-name="Standard" style:list-style-name="L2">
      <style:text-properties fo:font-weight="normal" officeooo:rsid="002ea98e" officeooo:paragraph-rsid="002ea98e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1a392" officeooo:paragraph-rsid="00284ffc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21a392" officeooo:paragraph-rsid="0036b423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21a392" officeooo:paragraph-rsid="00385cf2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337493" officeooo:paragraph-rsid="00349eb5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337493" officeooo:paragraph-rsid="00350d3f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3c93c7" officeooo:paragraph-rsid="003c93c7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3c93c7" officeooo:paragraph-rsid="0045ed69" style:font-weight-asian="normal" style:font-weight-complex="normal"/>
    </style:style>
    <style:style style:name="T1" style:family="text">
      <style:text-properties officeooo:rsid="00234528"/>
    </style:style>
    <style:style style:name="T2" style:family="text">
      <style:text-properties officeooo:rsid="002509bb"/>
    </style:style>
    <style:style style:name="T3" style:family="text">
      <style:text-properties officeooo:rsid="00281572"/>
    </style:style>
    <style:style style:name="T4" style:family="text">
      <style:text-properties officeooo:rsid="00284ff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4ffc" style:font-weight-asian="bold" style:font-weight-complex="bold"/>
    </style:style>
    <style:style style:name="T7" style:family="text">
      <style:text-properties fo:font-weight="bold" officeooo:rsid="002509bb" style:font-weight-asian="bold" style:font-weight-complex="bold"/>
    </style:style>
    <style:style style:name="T8" style:family="text">
      <style:text-properties fo:font-weight="bold" officeooo:rsid="003143b5" style:font-weight-asian="bold" style:font-weight-complex="bold"/>
    </style:style>
    <style:style style:name="T9" style:family="text">
      <style:text-properties fo:font-weight="bold" officeooo:rsid="0036b423" style:font-weight-asian="bold" style:font-weight-complex="bold"/>
    </style:style>
    <style:style style:name="T10" style:family="text">
      <style:text-properties fo:font-weight="bold" officeooo:rsid="00365896" style:font-weight-asian="bold" style:font-weight-complex="bold"/>
    </style:style>
    <style:style style:name="T11" style:family="text">
      <style:text-properties fo:font-weight="bold" officeooo:rsid="003ffd3f" style:font-weight-asian="bold" style:font-weight-complex="bold"/>
    </style:style>
    <style:style style:name="T12" style:family="text">
      <style:text-properties fo:font-weight="bold" officeooo:rsid="0040356b" style:font-weight-asian="bold" style:font-weight-complex="bold"/>
    </style:style>
    <style:style style:name="T13" style:family="text">
      <style:text-properties fo:font-weight="bold" officeooo:rsid="0042348f" style:font-weight-asian="bold" style:font-weight-complex="bold"/>
    </style:style>
    <style:style style:name="T14" style:family="text">
      <style:text-properties fo:font-weight="bold" officeooo:rsid="0045ed69" style:font-weight-asian="bold" style:font-weight-complex="bold"/>
    </style:style>
    <style:style style:name="T15" style:family="text">
      <style:text-properties fo:font-weight="bold" officeooo:rsid="00477d77" style:font-weight-asian="bold" style:font-weight-complex="bold"/>
    </style:style>
    <style:style style:name="T16" style:family="text">
      <style:text-properties fo:font-weight="bold" officeooo:rsid="005247a9" style:font-weight-asian="bold" style:font-weight-complex="bold"/>
    </style:style>
    <style:style style:name="T17" style:family="text">
      <style:text-properties officeooo:rsid="003143b5"/>
    </style:style>
    <style:style style:name="T18" style:family="text">
      <style:text-properties officeooo:rsid="00350d3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65896" style:font-weight-asian="normal" style:font-weight-complex="normal"/>
    </style:style>
    <style:style style:name="T21" style:family="text">
      <style:text-properties fo:font-weight="normal" officeooo:rsid="00315a62" style:font-weight-asian="normal" style:font-weight-complex="normal"/>
    </style:style>
    <style:style style:name="T22" style:family="text">
      <style:text-properties fo:font-weight="normal" officeooo:rsid="004923f0" style:font-weight-asian="normal" style:font-weight-complex="normal"/>
    </style:style>
    <style:style style:name="T23" style:family="text">
      <style:text-properties fo:font-weight="normal" officeooo:rsid="004a889a" style:font-weight-asian="normal" style:font-weight-complex="normal"/>
    </style:style>
    <style:style style:name="T24" style:family="text">
      <style:text-properties fo:font-weight="normal" officeooo:rsid="004d6524" style:font-weight-asian="normal" style:font-weight-complex="normal"/>
    </style:style>
    <style:style style:name="T25" style:family="text">
      <style:text-properties fo:font-weight="normal" officeooo:rsid="004e80eb" style:font-weight-asian="normal" style:font-weight-complex="normal"/>
    </style:style>
    <style:style style:name="T26" style:family="text">
      <style:text-properties fo:font-weight="normal" officeooo:rsid="005247a9" style:font-weight-asian="normal" style:font-weight-complex="normal"/>
    </style:style>
    <style:style style:name="T27" style:family="text">
      <style:text-properties fo:font-weight="normal" officeooo:rsid="00477d77" style:font-weight-asian="normal" style:font-weight-complex="normal"/>
    </style:style>
    <style:style style:name="T28" style:family="text">
      <style:text-properties officeooo:rsid="00365896"/>
    </style:style>
    <style:style style:name="T29" style:family="text">
      <style:text-properties officeooo:rsid="003660c4"/>
    </style:style>
    <style:style style:name="T30" style:family="text">
      <style:text-properties officeooo:rsid="0036b423"/>
    </style:style>
    <style:style style:name="T31" style:family="text">
      <style:text-properties officeooo:rsid="003ffd3f"/>
    </style:style>
    <style:style style:name="T32" style:family="text">
      <style:text-properties officeooo:rsid="0040356b"/>
    </style:style>
    <style:style style:name="T33" style:family="text">
      <style:text-properties officeooo:rsid="0040f7d6"/>
    </style:style>
    <style:style style:name="T34" style:family="text">
      <style:text-properties officeooo:rsid="0042348f"/>
    </style:style>
    <style:style style:name="T35" style:family="text">
      <style:text-properties officeooo:rsid="004923f0"/>
    </style:style>
    <style:style style:name="T36" style:family="text">
      <style:text-properties officeooo:rsid="004d6524"/>
    </style:style>
    <style:style style:name="T37" style:family="text">
      <style:text-properties officeooo:rsid="004e80eb"/>
    </style:style>
    <style:style style:name="T38" style:family="text">
      <style:text-properties officeooo:rsid="005247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 Postgre on linux</text:p>
      <text:p text:style-name="P2"/>
      <text:p text:style-name="P1"><text:tab/>1. sudo apt-get update</text:p>
      <text:p text:style-name="P1"><text:tab/>2. sudo apt-get upgrade</text:p>
      <text:p text:style-name="P1"><text:tab/>3. sudo apt-get install postg<text:span text:style-name="T2">re</text:span>sql postgresql-contrib<text:line-break/></text:p>
      <text:p text:style-name="P1">________________________________________________________________________________</text:p>
      <text:p text:style-name="P6"/>
      <text:p text:style-name="P3">Start PostgreSQL CLI</text:p>
      <text:list xml:id="list2347360154" text:style-name="L1">
        <text:list-item>
          <text:p text:style-name="P11">service postgresql status <text:s/>//running status of PostgreSQL</text:p>
        </text:list-item>
        <text:list-item>
          <text:p text:style-name="P11">sudo su postgres <text:s text:c="7"/>//login as postgres user</text:p>
        </text:list-item>
        <text:list-item>
          <text:p text:style-name="P13">psql <text:s text:c="3"/>//start PostgreSQL cli in Terminal</text:p>
        </text:list-item>
        <text:list-item>
          <text:p text:style-name="P15">\q <text:s text:c="7"/>//to exit <text:span text:style-name="T1">PostgreSQL cli</text:span></text:p>
        </text:list-item>
      </text:list>
      <text:p text:style-name="P7"><text:s/>_______________________________________________________________________________</text:p>
      <text:list xml:id="list133017878300400" text:continue-numbering="true" text:style-name="L1">
        <text:list-header>
          <text:p text:style-name="P14"/>
        </text:list-header>
      </text:list>
      <text:p text:style-name="P4">In PostgreSQL CLI <text:s text:c="12"/><text:span text:style-name="T4">(</text:span><text:span text:style-name="T1">psql <text:s text:c="3"/>//start PostgreSQL cli in Terminal</text:span><text:span text:style-name="T4">)</text:span></text:p>
      <text:list xml:id="list133016599380600" text:continue-numbering="true" text:style-name="L1">
        <text:list-item>
          <text:p text:style-name="P12">\l <text:s/>(small L) <text:s text:c="2"/>//list of databases</text:p>
        </text:list-item>
        <text:list-item>
          <text:p text:style-name="P16">\du <text:s text:c="3"/>//list of users of PSQL DBMS</text:p>
        </text:list-item>
        <text:list-item>
          <text:p text:style-name="P17">CREATE DATABASE test ;</text:p>
        </text:list-item>
        <text:list-item>
          <text:p text:style-name="P17">DROP DATABASE test ;</text:p>
        </text:list-item>
        <text:list-item>
          <text:p text:style-name="P17"/>
        </text:list-item>
        <text:list-item>
          <text:p text:style-name="P18">ALTER USER postgres PASSWORD 'admin'; <text:s text:c="5"/><text:span text:style-name="T3">\\ to alter password of a user</text:span></text:p>
        </text:list-item>
        <text:list-item>
          <text:p text:style-name="P19">\c test <text:s text:c="8"/>//to connect to a database;</text:p>
        </text:list-item>
        <text:list-item>
          <text:p text:style-name="P19"/>
        </text:list-item>
      </text:list>
      <text:p text:style-name="P8">________________________________________________________________________________<text:line-break/></text:p>
      <text:p text:style-name="P10"><text:span text:style-name="T6">In a Database <text:s text:c="3"/>(</text:span><text:span text:style-name="T7">\c </text:span><text:span text:style-name="T8">db_name</text:span><text:span text:style-name="T7"> <text:s text:c="2"/>//to connect to a database;</text:span><text:span text:style-name="T6">)</text:span></text:p>
      <text:p text:style-name="P5"/>
      <text:list xml:id="list3415073281" text:style-name="L2">
        <text:list-item>
          <text:p text:style-name="P25"><text:span text:style-name="T28">CREATE</text:span> <text:span text:style-name="T28">TABLE</text:span> <text:span text:style-name="T28">e</text:span>mployee(<text:line-break/><text:tab/>name varchar(10),<text:line-break/><text:tab/>id int,<text:line-break/><text:tab/>primary key(id)<text:line-break/>);<text:line-break/></text:p>
        </text:list-item>
        <text:list-item>
          <text:p text:style-name="P25">\d employee; <text:s text:c="4"/>//structure of table<text:line-break/><text:span text:style-name="T8">in pgadmin: </text:span><text:span text:style-name="T17">Servers-&gt; learn-&gt;db_name-&gt;Schemas-&gt;public-&gt;Tables<text:line-break/></text:span></text:p>
        </text:list-item>
        <text:list-item>
          <text:p text:style-name="P23"><text:span text:style-name="T20">DROP</text:span><text:span text:style-name="T21"> </text:span><text:span text:style-name="T20">TABLE</text:span><text:span text:style-name="T21"> table_name;</text:span></text:p>
          <text:p text:style-name="P26"/>
        </text:list-item>
        <text:list-item>
          <text:p text:style-name="P30">INSERT INTO table_name(col1,col2,...) VALUES(102, ’val2’ , ....) ;<text:line-break/>INSERT INTO table_name VALUES(102, ’val2’ , ...., ‘<text:span text:style-name="T18">valn’</text:span>) ; <text:s/>//<text:span text:style-name="T18">no need to mention col_name if we are inserting in all colmns;</text:span></text:p>
          <text:p text:style-name="P29"><text:s/></text:p>
        </text:list-item>
        <text:list-item>
          <text:p text:style-name="P27"><text:span text:style-name="T28">SELECT </text:span><text:span text:style-name="T10">*</text:span><text:span text:style-name="T28"> </text:span><text:span text:style-name="T29">FROM table_name;<text:line-break/></text:span><text:span text:style-name="T28">SELECT </text:span><text:span text:style-name="T29">col1, col2</text:span><text:span text:style-name="T28"> </text:span><text:span text:style-name="T29">FROM table_name;</text:span></text:p>
          <text:p text:style-name="P28"><text:span text:style-name="T28">SELECT </text:span><text:span text:style-name="T9">DISTINCT</text:span><text:span text:style-name="T30"> col1, col2</text:span><text:span text:style-name="T28"> </text:span><text:span text:style-name="T29">FROM table_name;</text:span></text:p>
          <text:p text:style-name="P28"/>
        </text:list-item>
        <text:list-item>
          <text:p text:style-name="P31"><text:s/><text:span text:style-name="T28">SELECT </text:span><text:span text:style-name="T9">DISTINCT</text:span><text:span text:style-name="T30"> col1, col2</text:span><text:span text:style-name="T28"> </text:span><text:span text:style-name="T29">FROM table_name </text:span><text:span text:style-name="T5">WHERE </text:span>col1=’fdddff’<text:span text:style-name="T29">;</text:span></text:p>
        </text:list-item>
        <text:list-item>
          <text:p text:style-name="P31"><text:s/><text:span text:style-name="T11">AND</text:span><text:span text:style-name="T31"> || </text:span><text:span text:style-name="T11">OR</text:span><text:span text:style-name="T31"> || </text:span><text:span text:style-name="T11">ORDER BY <text:s/></text:span><text:span text:style-name="T31">col_name</text:span><text:span text:style-name="T11"> ASC </text:span><text:span text:style-name="T31">(default)</text:span><text:span text:style-name="T11"> | DESC</text:span><text:span text:style-name="T31"> </text:span></text:p>
        </text:list-item>
        <text:list-item>
          <text:p text:style-name="P31"><text:s/><text:span text:style-name="T12">LIMIT</text:span><text:span text:style-name="T32"> 9 </text:span><text:span text:style-name="T33">| 2*3-1</text:span><text:span text:style-name="T32">;<text:line-break/></text:span></text:p>
        </text:list-item>
        <text:list-item>
          <text:p text:style-name="P31"><text:soft-page-break/><text:s/><text:span text:style-name="T13">UPDATE</text:span><text:span text:style-name="T34"> table_name </text:span><text:span text:style-name="T13">SET</text:span><text:span text:style-name="T34"> col_name = ‘new updated val’ </text:span><text:span text:style-name="T13">WHERE</text:span><text:span text:style-name="T34"> col_name2 = ‘val to search’ </text:span><text:span text:style-name="T13">;<text:line-break/></text:span></text:p>
        </text:list-item>
        <text:list-item>
          <text:p text:style-name="P32"><text:s/><text:span text:style-name="T14">DELETE FROM</text:span><text:span text:style-name="T34"> table_name <text:s/></text:span><text:span text:style-name="T13">WHERE</text:span><text:span text:style-name="T34"> col_name2 = ‘val to search’ </text:span><text:span text:style-name="T13">;</text:span></text:p>
        </text:list-item>
        <text:list-item>
          <text:p text:style-name="P20">DROP TABLE<text:span text:style-name="T19"> table_name</text:span>; <text:s/><text:span text:style-name="T23">(erase the table from db + unrestorable + no log is maintained)</text:span></text:p>
        </text:list-item>
        <text:list-item>
          <text:p text:style-name="P21"><text:span text:style-name="T35">TRUNCATE TABLE</text:span><text:span text:style-name="T22"> table_name; <text:s text:c="2"/></text:span><text:span text:style-name="T23">(delete all the records of the data + log is maintained)<text:line-break/></text:span></text:p>
        </text:list-item>
        <text:list-item>
          <text:p text:style-name="P22"><text:span text:style-name="T24">ALTER TABLE:<text:line-break/><text:tab/>ADD NEW COL =&gt;</text:span><text:span text:style-name="T36">ALTER TABLE</text:span><text:span text:style-name="T24"> table_name</text:span><text:span text:style-name="T36"> ADD</text:span><text:span text:style-name="T24"> newcol_name datatype;<text:line-break/><text:tab/>DROP A COL <text:s text:c="4"/>=&gt;</text:span><text:span text:style-name="T36">ALTER TABLE</text:span><text:span text:style-name="T24"> table_name</text:span><text:span text:style-name="T36"> </text:span><text:span text:style-name="T37">DROP</text:span><text:span text:style-name="T24"> col_name;<text:line-break/><text:tab/>MODIFY A COL=&gt;</text:span><text:span text:style-name="T36">ALTER TABLE</text:span><text:span text:style-name="T24"> table_name</text:span><text:span text:style-name="T36"> </text:span><text:span text:style-name="T37">MODIFY</text:span><text:span text:style-name="T24"> col_name </text:span><text:span text:style-name="T25">new</text:span><text:span text:style-name="T24">datatype;<text:line-break/></text:span></text:p>
        </text:list-item>
        <text:list-item>
          <text:p text:style-name="P24"><text:span text:style-name="T27"><text:s text:c="2"/></text:span><text:span text:style-name="T26">col_name</text:span><text:span text:style-name="T27"> </text:span><text:span text:style-name="T16">BETWEEN</text:span><text:span text:style-name="T26"> val1 <text:s/></text:span><text:span text:style-name="T16">AND</text:span><text:span text:style-name="T26"> val2; <text:s text:c="3"/>==== <text:s text:c="2"/>colname</text:span><text:span text:style-name="T16">&gt;=</text:span><text:span text:style-name="T26">val1 </text:span><text:span text:style-name="T16">AND</text:span><text:span text:style-name="T26"> colname</text:span><text:span text:style-name="T16">&lt;=</text:span><text:span text:style-name="T26">val2 </text:span><text:span text:style-name="T16">;</text:span><text:span text:style-name="T26"> <text:s/></text:span></text:p>
        </text:list-item>
        <text:list-item>
          <text:p text:style-name="P20"><text:s/></text:p>
        </text:list-item>
        <text:list-item>
          <text:p text:style-name="P20"><text:s/></text:p>
        </text:list-item>
        <text:list-item>
          <text:p text:style-name="P20"><text:s/></text:p>
        </text:list-item>
        <text:list-item>
          <text:p text:style-name="P20"/>
        </text:list-item>
      </text:list>
      <text:p text:style-name="P9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4T10:00:06.052170066</meta:creation-date>
    <meta:generator>LibreOffice/6.4.7.2$Linux_X86_64 LibreOffice_project/40$Build-2</meta:generator>
    <dc:date>2023-02-04T13:30:04.393009211</dc:date>
    <meta:editing-duration>PT1H41M11S</meta:editing-duration>
    <meta:editing-cycles>39</meta:editing-cycles>
    <meta:document-statistic meta:table-count="0" meta:image-count="0" meta:object-count="0" meta:page-count="2" meta:paragraph-count="46" meta:word-count="324" meta:character-count="2273" meta:non-whitespace-character-count="1911"/>
  </office:meta>
</office:document-meta>
</file>